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a703" officeooo:paragraph-rsid="0008a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GeniusGu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0:33:22.213246198</dc:date>
    <dc:creator>acer </dc:creator>
    <meta:editing-duration>PT5M50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</office:meta>
</office:document-meta>
</file>